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Arial1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Madame, Monsieur),</text:span><text:line-break/><text:line-break/><text:span text:style-name="T1">Actuellement en cours d'études de developpeurs web/logiciel à l'école BEWEB, nous somme à la recherche d'une entreprise qui pourrait nous accueillir dans le cadre d'un stage conventionné d'une durée de 10 semaines</text:span></text:p>
      <text:p text:style-name="P1"><text:span text:style-name="T1"><text:s/>à compter du 16 aout au 24 octobre. </text:span></text:p>
      <text:p text:style-name="P1"><text:span text:style-name="T1"/></text:p>
      <text:p text:style-name="P1"><text:span text:style-name="T1">Ayant discuté avec Mr Roustan Gilles durants les differents meet-up lors des conférences sur PHP au cour de ces derniers mois nous avons longuement parler de notre ecole et de notre parcour d'apprentissage. Ce dernier nous a donc proposé d'envoyé nos candidatures de stages. C'est donc tout naturellement que nous nous sommes tournés vers votre entreprise dont le secteur d'activité correspond parfaitement a notre formation et nos envies professionnelles futures. Nous serions honorés de pouvoir parfaire nos connaissances en intégrant votre équipe en tant que stagiaires.</text:span><text:line-break/><text:line-break/><text:span text:style-name="T1">Nous vous remercions vivement de l’attention portée à notre candidature. Nous nous tenons à votre disposition pour un futur entretien. </text:span><text:line-break/><text:line-break/><text:span text:style-name="T1">Dans l’attente de votre réponse, je vous prie d’agréer, Madame, Monsieur, l’expression de nos plus profonds respects.</text:span><text:line-break/><text:line-break/><text:span text:style-name="T1">CROS Clement</text:span></text:p>
      <text:p text:style-name="P1"><text:span text:style-name="T1">CLAVELOUX Enzo</text:span></text:p>
      <text:p text:style-name="P1"><text:span text:style-name="T1">URBANO Mari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2H34M2S</meta:editing-duration>
    <meta:editing-cycles>6</meta:editing-cycles>
    <meta:generator>OpenOffice/4.1.3$Win32 OpenOffice.org_project/413m1$Build-9783</meta:generator>
    <dc:date>2017-03-24T09:13:46.08</dc:date>
    <dc:creator>clement cros</dc:creator>
    <meta:document-statistic meta:table-count="0" meta:image-count="0" meta:object-count="0" meta:page-count="1" meta:paragraph-count="5" meta:word-count="171" meta:character-count="1140"/>
    <meta:user-defined meta:name="Info 1"/>
    <meta:user-defined meta:name="Info 2"/>
    <meta:user-defined meta:name="Info 3"/>
    <meta:user-defined meta:name="Info 4"/>
  </office:meta>
</office:document-meta>
</file>